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101cm" fo:margin-bottom="0.101cm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101cm" fo:margin-bottom="0.101cm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101cm" fo:margin-bottom="0.101cm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101cm" fo:margin-bottom="0.101cm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101cm" fo:margin-bottom="0.101cm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101cm" fo:margin-bottom="0.101cm" loext:contextual-spacing="false"/>
      <style:text-properties fo:font-style="normal" officeooo:rsid="001e9154" officeooo:paragraph-rsid="001e9154" style:font-style-asian="normal" style:font-style-complex="normal"/>
    </style:style>
    <style:style style:name="P10" style:family="paragraph" style:parent-style-name="Standard">
      <style:paragraph-properties fo:margin-top="0.101cm" fo:margin-bottom="0.101cm" loext:contextual-spacing="false"/>
      <style:text-properties fo:font-style="normal" officeooo:rsid="0021026d" officeooo:paragraph-rsid="0021026d" style:font-style-asian="normal" style:font-style-complex="normal"/>
    </style:style>
    <style:style style:name="P11" style:family="paragraph" style:parent-style-name="Standard">
      <style:paragraph-properties fo:margin-top="0.101cm" fo:margin-bottom="0.101cm" loext:contextual-spacing="false"/>
      <style:text-properties fo:font-style="normal" officeooo:rsid="00222aba" officeooo:paragraph-rsid="00222aba" style:font-style-asian="normal" style:font-style-complex="normal"/>
    </style:style>
    <style:style style:name="P12" style:family="paragraph" style:parent-style-name="Standard">
      <style:paragraph-properties fo:margin-top="0.101cm" fo:margin-bottom="0.101cm" loext:contextual-spacing="false"/>
      <style:text-properties fo:font-style="normal" officeooo:rsid="0023084f" officeooo:paragraph-rsid="0023084f" style:font-style-asian="normal" style:font-style-complex="normal"/>
    </style:style>
    <style:style style:name="P13" style:family="paragraph" style:parent-style-name="Standard">
      <style:paragraph-properties fo:margin-top="0.101cm" fo:margin-bottom="0.101cm" loext:contextual-spacing="false"/>
      <style:text-properties fo:font-style="normal" officeooo:rsid="002512c8" officeooo:paragraph-rsid="002512c8" style:font-style-asian="normal" style:font-style-complex="normal"/>
    </style:style>
    <style:style style:name="P14" style:family="paragraph" style:parent-style-name="Standard">
      <style:paragraph-properties fo:margin-top="0.101cm" fo:margin-bottom="0.101cm" loext:contextual-spacing="false"/>
      <style:text-properties fo:font-style="normal" officeooo:rsid="00266af6" officeooo:paragraph-rsid="00266af6" style:font-style-asian="normal" style:font-style-complex="normal"/>
    </style:style>
    <style:style style:name="P15" style:family="paragraph" style:parent-style-name="Standard">
      <style:paragraph-properties fo:margin-top="0.101cm" fo:margin-bottom="0.101cm" loext:contextual-spacing="false"/>
      <style:text-properties fo:font-style="normal" officeooo:rsid="00268c39" officeooo:paragraph-rsid="00268c39" style:font-style-asian="normal" style:font-style-complex="normal"/>
    </style:style>
    <style:style style:name="P16" style:family="paragraph" style:parent-style-name="Standard">
      <style:paragraph-properties fo:margin-top="0.101cm" fo:margin-bottom="0.101cm" loext:contextual-spacing="false"/>
      <style:text-properties fo:font-style="normal" officeooo:rsid="00273f8e" officeooo:paragraph-rsid="00273f8e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10">7. Изменить тип данных столбцы age на BIGINT</text:p>
      <text:p text:style-name="P10">ALTER <text:span text:style-name="T4">TABLE people ALTER COLUMN age TYPE BIGINT;</text:span></text:p>
      <text:p text:style-name="P10"/>
      <text:p text:style-name="P11">8. Установить ограничение NOT NULL для столбца name</text:p>
      <text:p text:style-name="P11">ALTER TABLE people ALTER COLUMN name SET NOT NULL;</text:p>
      <text:p text:style-name="P11"/>
      <text:p text:style-name="P12">9. Установить ограничение UNIQUE <text:span text:style-name="T5">для столбца name</text:span></text:p>
      <text:p text:style-name="P13">ALTER TABLE people ADD UNIQUE (name);</text:p>
      <text:p text:style-name="P13"/>
      <text:p text:style-name="P13"><text:soft-page-break/>10. <text:span text:style-name="T6">Установить ограничение UNIQUE с именем unique1 на пару столбцов name и city</text:span></text:p>
      <text:p text:style-name="P14">ALTER TABLE people ADD CONSTRAINT <text:span text:style-name="T7">unique1 UNIQUE (name, city);</text:span></text:p>
      <text:p text:style-name="P14"/>
      <text:p text:style-name="P15">11. Удалить ограничение unique1</text:p>
      <text:p text:style-name="P15">ALTER TABLE people DROP CONSTRAINT unique1;</text:p>
      <text:p text:style-name="P15"/>
      <text:p text:style-name="P16">12. Установить для столбца id ограничение первичный ключ</text:p>
      <text:p text:style-name="P16">ALTER TABLE people ADD PRIMARY KEY (id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3-16T13:45:56.682242079</dc:date>
    <meta:editing-duration>PT47M44S</meta:editing-duration>
    <meta:editing-cycles>10</meta:editing-cycles>
    <meta:document-statistic meta:table-count="0" meta:image-count="0" meta:object-count="0" meta:page-count="2" meta:paragraph-count="24" meta:word-count="162" meta:character-count="1069" meta:non-whitespace-character-count="931"/>
  </office:meta>
</office:document-meta>
</file>